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Igual_Menor_Major_10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10" style:apply-style-name="Neutral" style:base-cell-address="Sheet1.D3"/>
      <style:map style:condition="cell-content()&lt;10" style:apply-style-name="Bad" style:base-cell-address="Sheet1.D3"/>
      <style:map style:condition="cell-content()&gt;10" style:apply-style-name="Good" style:base-cell-address="Sheet1.D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Cong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ons</text:p>
          </table:table-cell>
          <table:table-cell office:value-type="string" calcext:value-type="string">
            <text:p>Aro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onstantin</text:p>
          </table:table-cell>
          <table:table-cell office:value-type="string" calcext:value-type="string">
            <text:p>Seba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ajaro</text:p>
          </table:table-cell>
          <table:table-cell office:value-type="string" calcext:value-type="string">
            <text:p>Jad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oya</text:p>
          </table:table-cell>
          <table:table-cell office:value-type="string" calcext:value-type="string">
            <text:p>Aram</text:p>
          </table:table-cell>
          <table:table-cell office:value-type="float" office:value="8" calcext:value-type="float">
            <text:p>8</text:p>
          </table:table-cell>
        </table:table-row>
        <calcext:conditional-formats>
          <calcext:conditional-format calcext:target-range-address="Sheet1.D3:Sheet1.D6">
            <calcext:condition calcext:apply-style-name="Neutral" calcext:value="=10" calcext:base-cell-address="Sheet1.D3"/>
            <calcext:condition calcext:apply-style-name="Bad" calcext:value="&lt;10" calcext:base-cell-address="Sheet1.D3"/>
            <calcext:condition calcext:apply-style-name="Good" calcext:value="&gt;10" calcext:base-cell-address="Sheet1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7:25:46.056167954</meta:creation-date>
    <dc:date>2023-01-12T17:39:55.517099623</dc:date>
    <meta:editing-duration>PT3M59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

<file path=Basic/Standard/Igual_Menor_Major_10.xml><?xml version="1.0" encoding="utf-8"?>
<!DOCTYPE module  PUBLIC '-//OpenOffice.org//DTD OfficeDocument 1.0//EN'  'module.dtd'>
<script:module xmlns:script="http://openoffice.org/2000/script" script:name="Igual_Menor_Major_10" script:language="StarBasic" script:moduleType="normal">REM  *****  BASIC  *****


sub Igual_Menor_Major_10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E$8"

dispatcher.executeDispatch(document, ".uno:GoToCell", "", 0, args1())

rem ----------------------------------------------------------------------
dim args2(0) as new com.sun.star.beans.PropertyValue
args2(0).Name = "ToPoint"
args2(0).Value = "$D$3:$D$6"

dispatcher.executeDispatch(document, ".uno:GoToCell", "", 0, args2())

rem ----------------------------------------------------------------------
rem dispatcher.executeDispatch(document, ".uno:ConditionalFormatDialog", "", 0, Array())

rem ----------------------------------------------------------------------
dim args4(0) as new com.sun.star.beans.PropertyValue
args4(0).Name = "ToPoint"
args4(0).Value = "$D$8"

dispatcher.executeDispatch(document, ".uno:GoToCell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gual_Menor_Major_10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